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erif" fo:font-size="10pt" fo:font-weight="bold" officeooo:rsid="002f46b7" officeooo:paragraph-rsid="0019c445" style:font-size-asian="10pt" style:font-weight-asian="bold" style:font-size-complex="10pt" style:font-weight-complex="bold"/>
    </style:style>
    <style:style style:name="P2" style:family="paragraph" style:parent-style-name="Text_20_body">
      <style:text-properties style:font-name="Liberation Serif" fo:font-size="10pt" fo:font-weight="bold" officeooo:rsid="002f46b7" officeooo:paragraph-rsid="0019c445" style:font-size-asian="10pt" style:font-weight-asian="bold" style:font-size-complex="10pt" style:font-weight-complex="bold"/>
    </style:style>
    <style:style style:name="P3" style:family="paragraph" style:parent-style-name="Heading_20_1">
      <style:text-properties style:font-name="Liberation Serif" fo:font-size="10pt" fo:font-weight="bold" officeooo:rsid="002f46b7" officeooo:paragraph-rsid="001aaf56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Liberation Serif" fo:font-size="10pt" fo:font-weight="bold" officeooo:rsid="002f46b7" officeooo:paragraph-rsid="0019c445" fo:background-color="#ffb66c" style:font-size-asian="10pt" style:font-weight-asian="bold" style:font-size-complex="10pt" style:font-weight-complex="bold"/>
    </style:style>
    <style:style style:name="P5" style:family="paragraph" style:parent-style-name="Heading_20_1">
      <style:text-properties style:font-name="Liberation Serif" fo:font-size="10pt" style:font-size-asian="10pt" style:font-size-complex="10pt"/>
    </style:style>
    <style:style style:name="P6" style:family="paragraph" style:parent-style-name="Horizontal_20_Line">
      <style:text-properties style:font-name="Liberation Serif" fo:font-size="10pt" style:font-size-asian="10pt" style:font-size-complex="10pt"/>
    </style:style>
    <style:style style:name="P7" style:family="paragraph" style:parent-style-name="Preformatted_20_Text">
      <style:paragraph-properties style:writing-mode="lr-tb"/>
      <style:text-properties style:font-name="Liberation Serif" fo:font-size="10pt" style:font-size-asian="10pt" style:font-size-complex="10pt"/>
    </style:style>
    <style:style style:name="P8" style:family="paragraph" style:parent-style-name="Text_20_body">
      <style:text-properties style:font-name="Liberation Serif" fo:font-size="10pt" style:font-size-asian="10pt" style:font-size-complex="10pt"/>
    </style:style>
    <style:style style:name="P9" style:family="paragraph" style:parent-style-name="Text_20_body">
      <style:text-properties style:font-name="Liberation Serif" fo:font-size="10pt" fo:font-weight="normal" officeooo:rsid="002f46b7" officeooo:paragraph-rsid="0019c445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Liberation Serif" fo:font-size="12pt" fo:font-weight="normal" officeooo:rsid="002f46b7" officeooo:paragraph-rsid="0019c445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in" fo:margin-bottom="0.1965in" style:contextual-spacing="false" style:writing-mode="lr-tb"/>
    </style:style>
    <style:style style:name="P13" style:family="paragraph" style:parent-style-name="Text_20_body">
      <style:paragraph-properties fo:margin-top="0in" fo:margin-bottom="0.1965in" style:contextual-spacing="false" style:writing-mode="lr-tb"/>
    </style:style>
    <style:style style:name="P14" style:family="paragraph" style:parent-style-name="Text_20_body">
      <style:paragraph-properties fo:margin-top="0in" fo:margin-bottom="0.1965in" style:contextual-spacing="false" style:writing-mode="lr-tb"/>
      <style:text-properties officeooo:paragraph-rsid="001efcba"/>
    </style:style>
    <style:style style:name="P15" style:family="paragraph" style:parent-style-name="Horizontal_20_Line">
      <style:text-properties style:font-name="Liberation " fo:font-size="9pt" style:font-size-asian="9pt" style:font-size-complex="9pt"/>
    </style:style>
    <style:style style:name="P16" style:family="paragraph" style:parent-style-name="Heading_20_1">
      <style:text-properties style:font-name="Liberation " fo:font-size="9pt" style:font-size-asian="9pt" style:font-size-complex="9pt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style:font-name="Liberation " fo:font-size="9pt" style:font-size-asian="9pt" style:font-size-complex="9pt"/>
    </style:style>
    <style:style style:name="P18" style:family="paragraph" style:parent-style-name="Preformatted_20_Text">
      <style:text-properties style:font-name="Liberation " fo:font-size="9pt" style:font-size-asian="9pt" style:font-size-complex="9pt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Liberation Serif" fo:font-size="10pt" style:font-size-asian="10pt" style:font-size-complex="10pt"/>
    </style:style>
    <style:style style:name="P22" style:family="paragraph" style:parent-style-name="Text_20_body" style:list-style-name="L3">
      <style:text-properties style:font-name="Liberation Serif" fo:font-size="10pt" style:font-size-asian="10pt" style:font-size-complex="10pt"/>
    </style:style>
    <style:style style:name="P23" style:family="paragraph" style:parent-style-name="Text_20_body" style:list-style-name="L4">
      <style:text-properties style:font-name="Liberation Serif" fo:font-size="10pt" style:font-size-asian="10pt" style:font-size-complex="10pt"/>
    </style:style>
    <style:style style:name="P24" style:family="paragraph" style:parent-style-name="Text_20_body" style:list-style-name="L5">
      <style:text-properties style:font-name="Liberation Serif" fo:font-size="10pt" style:font-size-asian="10pt" style:font-size-complex="10pt"/>
    </style:style>
    <style:style style:name="P25" style:family="paragraph" style:parent-style-name="Text_20_body" style:list-style-name="L6">
      <style:text-properties style:font-name="Liberation Serif" fo:font-size="10pt" style:font-size-asian="10pt" style:font-size-complex="10pt"/>
    </style:style>
    <style:style style:name="P26" style:family="paragraph" style:parent-style-name="Text_20_body" style:list-style-name="L8">
      <style:text-properties style:font-name="Liberation Serif" fo:font-size="10pt" style:font-size-asian="10pt" style:font-size-complex="10pt"/>
    </style:style>
    <style:style style:name="P27" style:family="paragraph" style:parent-style-name="Text_20_body" style:list-style-name="L9">
      <style:text-properties style:font-name="Liberation Serif" fo:font-size="10pt" style:font-size-asian="10pt" style:font-size-complex="10pt"/>
    </style:style>
    <style:style style:name="P28" style:family="paragraph" style:parent-style-name="Text_20_body" style:list-style-name="L10">
      <style:text-properties style:font-name="Liberation Serif" fo:font-size="10pt" style:font-size-asian="10pt" style:font-size-complex="10pt"/>
    </style:style>
    <style:style style:name="P29" style:family="paragraph" style:parent-style-name="Text_20_body" style:list-style-name="L3"/>
    <style:style style:name="P30" style:family="paragraph" style:parent-style-name="Text_20_body" style:list-style-name="L7"/>
    <style:style style:name="P31" style:family="paragraph" style:parent-style-name="Text_20_body" style:list-style-name="L10"/>
    <style:style style:name="P32" style:family="paragraph" style:parent-style-name="Text_20_body">
      <style:paragraph-properties fo:margin-top="0in" fo:margin-bottom="0.1965in" style:contextual-spacing="false" style:writing-mode="lr-tb"/>
      <style:text-properties officeooo:paragraph-rsid="001efcba"/>
    </style:style>
    <style:style style:name="P33" style:family="paragraph" style:parent-style-name="Text_20_body">
      <style:text-properties style:font-name="Liberation " fo:font-size="9pt" style:font-size-asian="9pt" style:font-size-complex="9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" fo:font-size="9pt" style:font-size-asian="9pt" style:font-size-complex="9pt"/>
    </style:style>
    <style:style style:name="P35" style:family="paragraph" style:parent-style-name="Text_20_body">
      <style:paragraph-properties fo:margin-top="0in" fo:margin-bottom="0.1965in" style:contextual-spacing="false" style:writing-mode="lr-tb"/>
      <style:text-properties officeooo:paragraph-rsid="00210809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erif" fo:font-size="10pt" fo:font-weight="bold" officeooo:rsid="001f6771" style:font-size-asian="10pt" style:font-weight-asian="bold" style:font-size-complex="10pt" style:font-weight-complex="bold"/>
    </style:style>
    <style:style style:name="T4" style:family="text">
      <style:text-properties style:font-name="Liberation Serif" fo:font-size="10pt" fo:font-weight="bold" officeooo:rsid="001f6771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bold" officeooo:rsid="001f6771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font-name="Liberation Serif" fo:font-size="10pt" fo:font-weight="bold" officeooo:rsid="001f6771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font-name="Liberation Serif" fo:font-size="10pt" fo:background-color="#ffb66c" loext:char-shading-value="0" style:font-size-asian="10pt" style:font-size-complex="10pt"/>
    </style:style>
    <style:style style:name="T8" style:family="text">
      <style:text-properties style:font-name="Liberation Serif" fo:font-size="10pt" officeooo:rsid="001f6771" fo:background-color="transparent" loext:char-shading-value="0" style:font-size-asian="10pt" style:font-size-complex="10pt"/>
    </style:style>
    <style:style style:name="T9" style:family="text">
      <style:text-properties style:font-name="Liberation Serif" fo:font-size="10pt" fo:font-weight="normal" officeooo:rsid="001f6771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Liberation Serif" fo:font-size="10pt" fo:font-weight="normal" officeooo:rsid="00210809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Liberation Serif" fo:background-color="#ffb66c" loext:char-shading-value="0"/>
    </style:style>
    <style:style style:name="T12" style:family="text">
      <style:text-properties style:font-name="Liberation Serif" officeooo:rsid="001aaf56" fo:background-color="#ffb66c" loext:char-shading-value="0"/>
    </style:style>
    <style:style style:name="T13" style:family="text">
      <style:text-properties style:font-name="Liberation Serif" fo:font-size="12pt" fo:font-weight="bold" officeooo:rsid="001efcba" fo:background-color="#ffff00" loext:char-shading-value="0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f6771" fo:background-color="#ffff00" loext:char-shading-value="0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officeooo:rsid="001f6771" fo:background-color="#ffff00" loext:char-shading-value="0" style:font-size-asian="12pt" style:font-size-complex="12pt"/>
    </style:style>
    <style:style style:name="T16" style:family="text">
      <style:text-properties style:font-name="Liberation Serif" fo:font-weight="bold" officeooo:rsid="001f6771" fo:background-color="#ffff00" loext:char-shading-value="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af56" fo:background-color="transparent" loext:char-shading-value="0" style:font-weight-asian="normal" style:font-weight-complex="normal"/>
    </style:style>
    <style:style style:name="T19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f6771" fo:background-color="#ffff00" loext:char-shading-value="0" style:font-size-asian="12pt" style:font-weight-asian="bold" style:font-size-complex="12pt" style:font-weight-complex="bold"/>
    </style:style>
    <style:style style:name="T21" style:family="text">
      <style:text-properties fo:font-size="12pt" officeooo:rsid="001f6771" fo:background-color="#ffff00" loext:char-shading-value="0" style:font-size-asian="12pt" style:font-size-complex="12pt"/>
    </style:style>
    <style:style style:name="T22" style:family="text">
      <style:text-properties fo:color="#000000" loext:opacity="100%" fo:background-color="#ffb66c" loext:char-shading-value="0"/>
    </style:style>
    <style:style style:name="T23" style:family="text">
      <style:text-properties style:font-name="C059"/>
    </style:style>
    <style:style style:name="T24" style:family="text">
      <style:text-properties style:font-name="C059" fo:font-size="12pt" fo:font-weight="bold" officeooo:rsid="001f6771" fo:background-color="#ffff00" loext:char-shading-value="0" style:font-size-asian="12pt" style:font-weight-asian="bold" style:font-size-complex="12pt" style:font-weight-complex="bold"/>
    </style:style>
    <style:style style:name="T25" style:family="text">
      <style:text-properties style:font-name="C059" fo:font-size="12pt" officeooo:rsid="001f6771" fo:background-color="#ffff00" loext:char-shading-value="0" style:font-size-asian="12pt" style:font-size-complex="12pt"/>
    </style:style>
    <style:style style:name="T26" style:family="text">
      <style:text-properties style:font-name="Liberation "/>
    </style:style>
    <style:style style:name="T27" style:family="text">
      <style:text-properties style:font-name="Liberation " fo:font-size="12pt" fo:font-weight="bold" officeooo:rsid="001f6771" fo:background-color="#ffff00" loext:char-shading-value="0" style:font-size-asian="12pt" style:font-weight-asian="bold" style:font-size-complex="12pt" style:font-weight-complex="bold"/>
    </style:style>
    <style:style style:name="T28" style:family="text">
      <style:text-properties style:font-name="Liberation " fo:font-size="12pt" officeooo:rsid="001f6771" fo:background-color="#ffff00" loext:char-shading-value="0" style:font-size-asian="12pt" style:font-size-complex="12pt"/>
    </style:style>
    <style:style style:name="T29" style:family="text">
      <style:text-properties style:font-name="Liberation " fo:font-weight="bold" officeooo:rsid="001f6771" fo:background-color="#ffff00" loext:char-shading-value="0" style:font-weight-asian="bold" style:font-weight-complex="bold"/>
    </style:style>
    <style:style style:name="T30" style:family="text">
      <style:text-properties style:font-name="Liberation " officeooo:rsid="001f6771" fo:background-color="#ffff00" loext:char-shading-value="0"/>
    </style:style>
    <style:style style:name="T31" style:family="text">
      <style:text-properties style:font-name="Liberation " fo:font-size="10pt" fo:font-weight="bold" officeooo:rsid="001f6771" fo:background-color="#ffff00" loext:char-shading-value="0" style:font-size-asian="10pt" style:font-weight-asian="bold" style:font-size-complex="10pt" style:font-weight-complex="bold"/>
    </style:style>
    <style:style style:name="T32" style:family="text">
      <style:text-properties style:font-name="Liberation " fo:font-size="10pt" officeooo:rsid="001f6771" fo:background-color="#ffff00" loext:char-shading-value="0" style:font-size-asian="10pt" style:font-size-complex="10pt"/>
    </style:style>
    <style:style style:name="T33" style:family="text">
      <style:text-properties style:font-name="Liberation " fo:font-size="10pt" style:font-size-asian="10pt" style:font-size-complex="10pt"/>
    </style:style>
    <style:style style:name="T34" style:family="text">
      <style:text-properties style:font-name="Liberation " fo:font-size="9pt" fo:font-weight="bold" officeooo:rsid="001f6771" fo:background-color="#ffff00" loext:char-shading-value="0" style:font-size-asian="9pt" style:font-weight-asian="bold" style:font-size-complex="9pt" style:font-weight-complex="bold"/>
    </style:style>
    <style:style style:name="T35" style:family="text">
      <style:text-properties style:font-name="Liberation " fo:font-size="9pt" fo:font-weight="bold" officeooo:rsid="001f6771" style:font-size-asian="9pt" style:font-weight-asian="bold" style:font-size-complex="9pt" style:font-weight-complex="bold"/>
    </style:style>
    <style:style style:name="T36" style:family="text">
      <style:text-properties style:font-name="Liberation " fo:font-size="9pt" fo:font-weight="bold" officeooo:rsid="001f6771" fo:background-color="transparent" loext:char-shading-value="0" style:font-size-asian="9pt" style:font-weight-asian="bold" style:font-size-complex="9pt" style:font-weight-complex="bold"/>
    </style:style>
    <style:style style:name="T37" style:family="text">
      <style:text-properties style:font-name="Liberation " fo:font-size="9pt" fo:font-weight="bold" officeooo:rsid="001f6771" fo:background-color="transparent" loext:char-shading-value="0" style:font-size-asian="9pt" style:font-weight-asian="bold" style:font-size-complex="9pt" style:font-weight-complex="bold"/>
    </style:style>
    <style:style style:name="T38" style:family="text">
      <style:text-properties style:font-name="Liberation " fo:font-size="9pt" officeooo:rsid="001f6771" fo:background-color="#ffff00" loext:char-shading-value="0" style:font-size-asian="9pt" style:font-size-complex="9pt"/>
    </style:style>
    <style:style style:name="T39" style:family="text">
      <style:text-properties style:font-name="Liberation " fo:font-size="9pt" style:font-size-asian="9pt" style:font-size-complex="9pt"/>
    </style:style>
    <style:style style:name="T40" style:family="text">
      <style:text-properties style:font-name="Liberation " fo:font-size="9pt" officeooo:rsid="001f6771" style:font-size-asian="9pt" style:font-size-complex="9pt"/>
    </style:style>
    <style:style style:name="T41" style:family="text">
      <style:text-properties style:font-name="Liberation " fo:font-size="9pt" officeooo:rsid="001f6771" fo:background-color="transparent" loext:char-shading-value="0" style:font-size-asian="9pt" style:font-size-complex="9pt"/>
    </style:style>
    <style:style style:name="T42" style:family="text">
      <style:text-properties style:font-name="Liberation " fo:font-size="9pt" officeooo:rsid="001f6771" fo:background-color="transparent" loext:char-shading-value="0" style:font-size-asian="9pt" style:font-size-complex="9pt"/>
    </style:style>
    <style:style style:name="T43" style:family="text">
      <style:text-properties style:font-name="Liberation " fo:font-size="9pt" fo:font-weight="normal" officeooo:rsid="001f6771" fo:background-color="transparent" loext:char-shading-value="0" style:font-size-asian="9pt" style:font-weight-asian="normal" style:font-size-complex="9pt" style:font-weight-complex="normal"/>
    </style:style>
    <style:style style:name="T44" style:family="text">
      <style:text-properties fo:font-weight="bold" officeooo:rsid="001f6771" fo:background-color="#ffff00" loext:char-shading-value="0" style:font-weight-asian="bold" style:font-weight-complex="bold"/>
    </style:style>
    <style:style style:name="T45" style:family="text">
      <style:text-properties fo:font-weight="bold" officeooo:rsid="001f6771" style:font-weight-asian="bold" style:font-weight-complex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ource_20_Text"><text:span text:style-name="T14">destroy </text:span></text:span><text:span text:style-name="Source_20_Text"><text:span text:style-name="Strong_20_Emphasis"><text:span text:style-name="T15">all your containers, images, volumes, and custom networks</text:span></text:span></text:span><text:span text:style-name="Source_20_Text"><text:span text:style-name="T14"> — irreversible</text:span></text:span></text:p>
      <text:p text:style-name="P35"><text:span text:style-name="Source_20_Text"><text:span text:style-name="T9">docker stop $(docker ps -qa); docker rm $(docker ps -qa); docker rmi -f $(docker images -qa); docker volume rm $(docker volume ls -q); docker network rm $(docker network ls -q) 2&gt;/dev/nul</text:span></text:span><text:span text:style-name="Source_20_Text"><text:span text:style-name="T10">l</text:span></text:span></text:p>
      <text:p text:style-name="P14"><text:span text:style-name="Source_20_Text"><text:span text:style-name="T14"/></text:span></text:p>
      <text:p text:style-name="P14"><text:span text:style-name="Source_20_Text"><text:span text:style-name="T14">docker engine and docker compose plugin on fish</text:span></text:span></text:p>
      <text:p text:style-name="P14"><text:span text:style-name="Source_20_Text"><text:span text:style-name="T43">Yes. Since you're using </text:span></text:span><text:span text:style-name="Source_20_Text"><text:span text:style-name="Strong_20_Emphasis"><text:span text:style-name="T43">fish shell</text:span></text:span></text:span><text:span text:style-name="Source_20_Text"><text:span text:style-name="T43">, here is the </text:span></text:span><text:span text:style-name="Source_20_Text"><text:span text:style-name="Strong_20_Emphasis"><text:span text:style-name="T43">clean, correct sequence of commands</text:span></text:span></text:span><text:span text:style-name="Source_20_Text"><text:span text:style-name="T43"> to install </text:span></text:span><text:span text:style-name="Source_20_Text"><text:span text:style-name="Strong_20_Emphasis"><text:span text:style-name="T43">Docker Engine + Docker Compose plugin</text:span></text:span></text:span><text:span text:style-name="Source_20_Text"><text:span text:style-name="T43"> on Ubuntu 24.04.</text:span></text:span></text:p>
      <text:p text:style-name="Text_20_body"><text:span text:style-name="T39">Copy-paste and run them </text:span><text:span text:style-name="Strong_20_Emphasis"><text:span text:style-name="T39">one by one</text:span></text:span><text:span text:style-name="T39">:</text:span></text:p>
      <text:p text:style-name="P15"/>
      <text:h text:style-name="P16" text:outline-level="1">1. Install prerequisites</text:h>
      <text:section text:style-name="Sect1" text:name="code-block-viewer">
        <text:p text:style-name="P17">sudo apt update</text:p>
        <text:p text:style-name="P18">sudo apt install ca-certificates curl gnupg</text:p>
      </text:section>
      <text:p text:style-name="P15"/>
      <text:h text:style-name="P16" text:outline-level="1">2. Create keyrings directory</text:h>
      <text:section text:style-name="Sect1" text:name="Section1">
        <text:p text:style-name="P17"><text:bookmark text:name="code-block-viewer"/>sudo install -m 0755 -d /etc/apt/keyrings</text:p>
      </text:section>
      <text:p text:style-name="P15"/>
      <text:h text:style-name="P16" text:outline-level="1">3. Download and install Docker GPG key</text:h>
      <text:section text:style-name="Sect1" text:name="Section2">
        <text:p text:style-name="P17"><text:bookmark text:name="code-block-viewer Copy 1"/>curl -fsSL https://download.docker.com/linux/ubuntu/gpg | sudo gpg --dearmor -o /etc/apt/keyrings/docker.gpg</text:p>
      </text:section>
      <text:p text:style-name="P33">Set permissions:</text:p>
      <text:section text:style-name="Sect1" text:name="Section3">
        <text:p text:style-name="P17"><text:bookmark text:name="code-block-viewer Copy 2"/>sudo chmod a+r /etc/apt/keyrings/docker.gpg</text:p>
      </text:section>
      <text:p text:style-name="P15"/>
      <text:h text:style-name="P16" text:outline-level="1">4. Add Docker repository (Ubuntu 24.04 = noble)</text:h>
      <text:p text:style-name="P33">Fish-compatible command:</text:p>
      <text:section text:style-name="Sect1" text:name="Section4">
        <text:p text:style-name="P17"><text:bookmark text:name="code-block-viewer Copy 3"/>echo "deb [arch=amd64 signed-by=/etc/apt/keyrings/docker.gpg] https://download.docker.com/linux/ubuntu noble stable" | sudo tee /etc/apt/sources.list.d/docker.list &gt; /dev/null</text:p>
      </text:section>
      <text:p text:style-name="P15"/>
      <text:h text:style-name="P16" text:outline-level="1">5. Install Docker Engine and Compose plugin</text:h>
      <text:section text:style-name="Sect1" text:name="Section5">
        <text:p text:style-name="P17"><text:bookmark text:name="code-block-viewer Copy 4"/>sudo apt update</text:p>
        <text:p text:style-name="P18">sudo apt install docker-ce docker-ce-cli containerd.io docker-buildx-plugin docker-compose-plugin</text:p>
      </text:section>
      <text:p text:style-name="P15"/>
      <text:h text:style-name="P16" text:outline-level="1">6. Enable Docker service</text:h>
      <text:section text:style-name="Sect1" text:name="Section6">
        <text:p text:style-name="P17"><text:bookmark text:name="code-block-viewer Copy 5"/>sudo systemctl enable docker</text:p>
        <text:p text:style-name="P18">sudo systemctl start docker</text:p>
      </text:section>
      <text:p text:style-name="P15"/>
      <text:h text:style-name="P16" text:outline-level="1"><text:soft-page-break/>7. Allow your user to run Docker without sudo</text:h>
      <text:section text:style-name="Sect1" text:name="Section7">
        <text:p text:style-name="P17"><text:bookmark text:name="code-block-viewer Copy 6"/>sudo usermod -aG docker $USER</text:p>
      </text:section>
      <text:p text:style-name="P33">Now reboot:</text:p>
      <text:section text:style-name="Sect1" text:name="Section8">
        <text:p text:style-name="P17"><text:bookmark text:name="code-block-viewer Copy 7"/>reboot</text:p>
      </text:section>
      <text:p text:style-name="P33">(or logout/login)</text:p>
      <text:p text:style-name="P15"/>
      <text:h text:style-name="P16" text:outline-level="1">8. Verify installation</text:h>
      <text:p text:style-name="P33">After reboot, run:</text:p>
      <text:section text:style-name="Sect1" text:name="Section9">
        <text:p text:style-name="P17"><text:bookmark text:name="code-block-viewer Copy 8"/>docker --version</text:p>
        <text:p text:style-name="P18">docker compose version</text:p>
      </text:section>
      <text:p text:style-name="P33">Test container:</text:p>
      <text:section text:style-name="Sect1" text:name="Section10">
        <text:p text:style-name="P17"><text:bookmark text:name="code-block-viewer Copy 9"/>docker run hello-world</text:p>
      </text:section>
      <text:p text:style-name="P33">You should see:</text:p>
      <text:section text:style-name="Sect1" text:name="Section11">
        <text:p text:style-name="P17"><text:bookmark text:name="code-block-viewer Copy 10"/>Hello from Docker!</text:p>
      </text:section>
      <text:p text:style-name="P15"/>
      <text:h text:style-name="P16" text:outline-level="1">9. Now your Inception project should work</text:h>
      <text:p text:style-name="P33">Go to your project:</text:p>
      <text:section text:style-name="Sect1" text:name="Section12">
        <text:p text:style-name="P34"><text:bookmark text:name="code-block-viewer Copy 11"/>cd ~/Desktop/Ince<text:line-break/>make all</text:p>
      </text:section>
      <text:p text:style-name="P14"><text:span text:style-name="Source_20_Text"><text:span text:style-name="T34"/></text:span></text:p>
      <text:p text:style-name="P14"><text:span text:style-name="Source_20_Text"><text:span text:style-name="T14"/></text:span></text:p>
      <text:p text:style-name="P14"><text:span text:style-name="Source_20_Text"><text:span text:style-name="T14">Co</text:span></text:span><text:span text:style-name="Source_20_Text"><text:span text:style-name="T13">mmands to test the program:</text:span></text:span></text:p>
      <text:p text:style-name="P13"><text:span text:style-name="Source_20_Text"><text:span text:style-name="T1"><text:s/>the </text:span></text:span><text:span text:style-name="Source_20_Text"><text:span text:style-name="Strong_20_Emphasis"><text:span text:style-name="T1">expected result is a running infrastructure of Docker containers</text:span></text:span></text:span><text:span text:style-name="Source_20_Text"><text:span text:style-name="T1">.</text:span></text:span></text:p>
      <text:p text:style-name="P8">Here is exactly what you should see and be able to do when everything works correctly.</text:p>
      <text:p text:style-name="P6"/>
      <text:h text:style-name="Heading_20_1" text:outline-level="1"><text:span text:style-name="T1">✅ 1️⃣ Terminal result after </text:span><text:span text:style-name="Source_20_Text"><text:span text:style-name="T1">make all</text:span></text:span></text:h>
      <text:p text:style-name="P8">When you run:</text:p>
      <text:p text:style-name="P12"><text:span text:style-name="Source_20_Text"><text:span text:style-name="T1">make all</text:span></text:span></text:p>
      <text:p text:style-name="P8">You should see something like:</text:p>
      <text:p text:style-name="P11"><text:span text:style-name="Source_20_Text"><text:span text:style-name="T1">docker compose -f srcs/docker-compose.yml build --no-cache</text:span></text:span></text:p>
      <text:p text:style-name="P11"><text:span text:style-name="Source_20_Text"><text:span text:style-name="T1">[+] Building 45.3s (20/20) FINISHED</text:span></text:span></text:p>
      <text:p text:style-name="P7"/>
      <text:p text:style-name="P11"><text:span text:style-name="Source_20_Text"><text:span text:style-name="T1">docker compose -f srcs/docker-compose.yml up -d</text:span></text:span></text:p>
      <text:p text:style-name="P11"><text:span text:style-name="Source_20_Text"><text:span text:style-name="T1">[+] Running 3/3</text:span></text:span></text:p>
      <text:p text:style-name="P11"><text:span text:style-name="Source_20_Text"><text:span text:style-name="T1"><text:s/>✔ Container srcs-mariadb-1 <text:s text:c="3"/>Started</text:span></text:span></text:p>
      <text:p text:style-name="P11"><text:span text:style-name="Source_20_Text"><text:span text:style-name="T1"><text:s/>✔ Container srcs-wordpress-1 <text:s/>Started</text:span></text:span></text:p>
      <text:p text:style-name="P12"><text:span text:style-name="Source_20_Text"><text:span text:style-name="T1"><text:s/>✔ Container srcs-nginx-1 <text:s text:c="5"/>Started</text:span></text:span></text:p>
      <text:p text:style-name="P8"><text:soft-page-break/>No errors like:</text:p>
      <text:p text:style-name="P11"><text:span text:style-name="Source_20_Text"><text:span text:style-name="T1">exited with code 127</text:span></text:span></text:p>
      <text:p text:style-name="P11"><text:span text:style-name="Source_20_Text"><text:span text:style-name="T1">not found</text:span></text:span></text:p>
      <text:p text:style-name="P12"><text:span text:style-name="Source_20_Text"><text:span text:style-name="T1">permission denied</text:span></text:span></text:p>
      <text:p text:style-name="P6"/>
      <text:h text:style-name="Heading_20_1" text:outline-level="1"><text:span text:style-name="T1">✅ 2️⃣ </text:span><text:span text:style-name="Source_20_Text"><text:span text:style-name="T1">docker ps</text:span></text:span><text:span text:style-name="T1"> result</text:span></text:h>
      <text:p text:style-name="P8">Run:</text:p>
      <text:p text:style-name="P12"><text:span text:style-name="Source_20_Text"><text:span text:style-name="T1">docker ps</text:span></text:span></text:p>
      <text:p text:style-name="P8">Expected output:</text:p>
      <text:p text:style-name="P11"><text:span text:style-name="Source_20_Text"><text:span text:style-name="T1">CONTAINER ID <text:s text:c="2"/>IMAGE <text:s text:c="11"/>STATUS <text:s text:c="8"/>PORTS <text:s text:c="18"/>NAMES</text:span></text:span></text:p>
      <text:p text:style-name="P11"><text:span text:style-name="Source_20_Text"><text:span text:style-name="T1">xxxxxxx <text:s text:c="7"/>srcs-nginx <text:s text:c="6"/>Up 10 seconds <text:s/>0.0.0.0:443-&gt;443/tcp <text:s text:c="2"/>srcs-nginx-1</text:span></text:span></text:p>
      <text:p text:style-name="P11"><text:span text:style-name="Source_20_Text"><text:span text:style-name="T1">xxxxxxx <text:s text:c="7"/>srcs-wordpress <text:s text:c="2"/>Up 10 seconds <text:s text:c="25"/>srcs-wordpress-1</text:span></text:span></text:p>
      <text:p text:style-name="P12"><text:span text:style-name="Source_20_Text"><text:span text:style-name="T1">xxxxxxx <text:s text:c="7"/>srcs-mariadb <text:s text:c="4"/>Up 10 seconds <text:s/>3306/tcp <text:s text:c="15"/>srcs-mariadb-1</text:span></text:span></text:p>
      <text:p text:style-name="P8">Important:</text:p>
      <text:list text:style-name="L7">
        <text:list-item>
          <text:p text:style-name="P30"><text:span text:style-name="T1">All 3 containers must be </text:span><text:span text:style-name="Strong_20_Emphasis"><text:span text:style-name="T1">Up</text:span></text:span></text:p>
        </text:list-item>
        <text:list-item>
          <text:p text:style-name="P30"><text:span text:style-name="T1">None should be </text:span><text:span text:style-name="Strong_20_Emphasis"><text:span text:style-name="T1">Exited</text:span></text:span></text:p>
        </text:list-item>
        <text:list-item>
          <text:p text:style-name="P30"><text:span text:style-name="T1">nginx must expose port </text:span><text:span text:style-name="Strong_20_Emphasis"><text:span text:style-name="T1">443</text:span></text:span></text:p>
        </text:list-item>
      </text:list>
      <text:p text:style-name="P6"/>
      <text:h text:style-name="P5" text:outline-level="1">✅ 3️⃣ Docker volumes exist</text:h>
      <text:p text:style-name="P8">Run:</text:p>
      <text:p text:style-name="P12"><text:span text:style-name="Source_20_Text"><text:span text:style-name="T1">docker volume ls</text:span></text:span></text:p>
      <text:p text:style-name="P8">Expected:</text:p>
      <text:p text:style-name="P11"><text:span text:style-name="Source_20_Text"><text:span text:style-name="T1">DRIVER <text:s text:c="3"/>VOLUME NAME</text:span></text:span></text:p>
      <text:p text:style-name="P11"><text:span text:style-name="Source_20_Text"><text:span text:style-name="T1">local <text:s text:c="4"/>srcs_wordpress-vol</text:span></text:span></text:p>
      <text:p text:style-name="P12"><text:span text:style-name="Source_20_Text"><text:span text:style-name="T1">local <text:s text:c="4"/>srcs_mariadb-vol</text:span></text:span></text:p>
      <text:p text:style-name="P8">And bind-mounted directories exist:</text:p>
      <text:p text:style-name="P11"><text:span text:style-name="Source_20_Text"><text:span text:style-name="T1">ls ~/data/wordpress</text:span></text:span></text:p>
      <text:p text:style-name="P12"><text:span text:style-name="Source_20_Text"><text:span text:style-name="T1">ls ~/data/mariadb</text:span></text:span></text:p>
      <text:p text:style-name="P6"/>
      <text:h text:style-name="P5" text:outline-level="1">✅ 4️⃣ WordPress files exist in container</text:h>
      <text:p text:style-name="P8">Check:</text:p>
      <text:p text:style-name="P12"><text:span text:style-name="Source_20_Text"><text:span text:style-name="T1">docker exec -it srcs-wordpress-1 ls /var/www/wordpress</text:span></text:span></text:p>
      <text:p text:style-name="P8">Expected:</text:p>
      <text:p text:style-name="P11"><text:span text:style-name="Source_20_Text"><text:span text:style-name="T1">wp-config.php</text:span></text:span></text:p>
      <text:p text:style-name="P11"><text:span text:style-name="Source_20_Text"><text:span text:style-name="T1">wp-admin</text:span></text:span></text:p>
      <text:p text:style-name="P11"><text:span text:style-name="Source_20_Text"><text:span text:style-name="T1">wp-content</text:span></text:span></text:p>
      <text:p text:style-name="P11"><text:soft-page-break/><text:span text:style-name="Source_20_Text"><text:span text:style-name="T1">wp-includes</text:span></text:span></text:p>
      <text:p text:style-name="P12"><text:span text:style-name="Source_20_Text"><text:span text:style-name="T1">index.php</text:span></text:span></text:p>
      <text:p text:style-name="P8">NOT just:</text:p>
      <text:p text:style-name="P12"><text:span text:style-name="Source_20_Text"><text:span text:style-name="T1">index.html</text:span></text:span></text:p>
      <text:p text:style-name="P6"/>
      <text:h text:style-name="P5" text:outline-level="1">✅ 5️⃣ Website works in browser (MOST IMPORTANT)</text:h>
      <text:p text:style-name="P8">Edit hosts file:</text:p>
      <text:p text:style-name="P12"><text:span text:style-name="Source_20_Text"><text:span text:style-name="T1">sudo nano /etc/hosts</text:span></text:span></text:p>
      <text:p text:style-name="P8">Add:</text:p>
      <text:p text:style-name="P12"><text:span text:style-name="Source_20_Text"><text:span text:style-name="T1">127.0.0.1 login.42.fr</text:span></text:span></text:p>
      <text:p text:style-name="P8">Then open browser:</text:p>
      <text:p text:style-name="P12"><text:span text:style-name="Source_20_Text"><text:span text:style-name="T1">https://login.42.fr</text:span></text:span></text:p>
      <text:p text:style-name="P8">Expected:</text:p>
      <text:list text:style-name="L8">
        <text:list-item>
          <text:p text:style-name="P26">WordPress homepage loads</text:p>
        </text:list-item>
        <text:list-item>
          <text:p text:style-name="P26">HTTPS works</text:p>
        </text:list-item>
        <text:list-item>
          <text:p text:style-name="P26">You do NOT see WordPress installation page</text:p>
        </text:list-item>
        <text:list-item>
          <text:p text:style-name="P26">You see your configured site</text:p>
        </text:list-item>
      </text:list>
      <text:p text:style-name="P6"/>
      <text:h text:style-name="P5" text:outline-level="1">✅ 6️⃣ Data persistence works</text:h>
      <text:p text:style-name="P8">Test persistence:</text:p>
      <text:p text:style-name="P11"><text:span text:style-name="Source_20_Text"><text:span text:style-name="T1">docker compose -f srcs/docker-compose.yml down</text:span></text:span></text:p>
      <text:p text:style-name="P12"><text:span text:style-name="Source_20_Text"><text:span text:style-name="T1">docker compose -f srcs/docker-compose.yml up -d</text:span></text:span></text:p>
      <text:p text:style-name="P8">Your:</text:p>
      <text:list text:style-name="L9">
        <text:list-item>
          <text:p text:style-name="P27">WordPress site still works</text:p>
        </text:list-item>
        <text:list-item>
          <text:p text:style-name="P27">Database still contains data</text:p>
        </text:list-item>
      </text:list>
      <text:p text:style-name="P6"/>
      <text:h text:style-name="P5" text:outline-level="1">✅ 7️⃣ Logs show no crashes</text:h>
      <text:p text:style-name="P8">Check:</text:p>
      <text:p text:style-name="P12"><text:span text:style-name="Source_20_Text"><text:span text:style-name="T1">docker logs srcs-wordpress-1</text:span></text:span></text:p>
      <text:p text:style-name="P8">Expected:</text:p>
      <text:p text:style-name="P11"><text:span text:style-name="Source_20_Text"><text:span text:style-name="T1">WordPress installed successfully!</text:span></text:span></text:p>
      <text:p text:style-name="P12"><text:span text:style-name="Source_20_Text"><text:span text:style-name="T1">Starting PHP-FPM...</text:span></text:span></text:p>
      <text:p text:style-name="P8">NOT:</text:p>
      <text:p text:style-name="P11"><text:soft-page-break/><text:span text:style-name="Source_20_Text"><text:span text:style-name="T1">exited with code 127</text:span></text:span></text:p>
      <text:p text:style-name="P12"><text:span text:style-name="Source_20_Text"><text:span text:style-name="T1">not found</text:span></text:span></text:p>
      <text:p text:style-name="P6"/>
      <text:h text:style-name="P5" text:outline-level="1">🎯 FINAL RESULT SUMMARY</text:h>
      <text:p text:style-name="P8">If your project works correctly, you will have:</text:p>
      <text:p text:style-name="P11"><text:span text:style-name="Source_20_Text"><text:span text:style-name="T1">✔ mariadb container running</text:span></text:span></text:p>
      <text:p text:style-name="P11"><text:span text:style-name="Source_20_Text"><text:span text:style-name="T1">✔ wordpress container running</text:span></text:span></text:p>
      <text:p text:style-name="P11"><text:span text:style-name="Source_20_Text"><text:span text:style-name="T1">✔ nginx container running</text:span></text:span></text:p>
      <text:p text:style-name="P11"><text:span text:style-name="Source_20_Text"><text:span text:style-name="T1">✔ volumes working</text:span></text:span></text:p>
      <text:p text:style-name="P11"><text:span text:style-name="Source_20_Text"><text:span text:style-name="T1">✔ wordpress installed automatically</text:span></text:span></text:p>
      <text:p text:style-name="P11"><text:span text:style-name="Source_20_Text"><text:span text:style-name="T1">✔ HTTPS working</text:span></text:span></text:p>
      <text:p text:style-name="P11"><text:span text:style-name="Source_20_Text"><text:span text:style-name="T1">✔ website accessible at https://login.42.fr</text:span></text:span></text:p>
      <text:p text:style-name="P12"><text:span text:style-name="Source_20_Text"><text:span text:style-name="T1">✔ data persists after restart</text:span></text:span></text:p>
      <text:p text:style-name="P6"/>
      <text:h text:style-name="P5" text:outline-level="1">🎉 What the evaluator will do</text:h>
      <text:p text:style-name="P8">They will:</text:p>
      <text:list text:style-name="L10">
        <text:list-item>
          <text:p text:style-name="P28">Run your Makefile</text:p>
        </text:list-item>
        <text:list-item>
          <text:p text:style-name="P31"><text:span text:style-name="T1">Run </text:span><text:span text:style-name="Source_20_Text"><text:span text:style-name="T1">docker ps</text:span></text:span></text:p>
        </text:list-item>
        <text:list-item>
          <text:p text:style-name="P31"><text:span text:style-name="T1">Open </text:span><text:span text:style-name="Source_20_Text"><text:span text:style-name="T1">https://login.42.fr</text:span></text:span></text:p>
        </text:list-item>
        <text:list-item>
          <text:p text:style-name="P28">Login to WordPress</text:p>
        </text:list-item>
        <text:list-item>
          <text:p text:style-name="P28">Restart containers</text:p>
        </text:list-item>
        <text:list-item>
          <text:p text:style-name="P28">Verify data persistence</text:p>
        </text:list-item>
      </text:list>
      <text:p text:style-name="P6"/>
      <text:h text:style-name="P5" text:outline-level="1">✔️ The TRUE final success indicator</text:h>
      <text:p text:style-name="P8">The project is complete when this works:</text:p>
      <text:p text:style-name="P12"><text:span text:style-name="Source_20_Text"><text:span text:style-name="T1">https://login.42.fr</text:span></text:span></text:p>
      <text:p text:style-name="P8">and displays your WordPress site via HTTPS.</text:p>
      <text:p text:style-name="P6"/>
      <text:p text:style-name="P12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5:11:51.481599843</meta:creation-date>
    <dc:date>2026-02-21T14:53:42.926196023</dc:date>
    <meta:editing-duration>PT5H20M4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140" meta:word-count="621" meta:character-count="4317" meta:non-whitespace-character-count="3713"/>
  </office:meta>
</office:document-meta>
</file>